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irst_20_Paragraph">
      <style:paragraph-properties fo:margin-top="0in" fo:margin-bottom="0in" style:contextual-spacing="false"/>
    </style:style>
    <style:style style:name="P2" style:family="paragraph" style:parent-style-name="Source_20_Code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eatmap Visualization sheet</text:p>
      <text:p text:style-name="Date">2025-03-25</text:p>
      <text:p text:style-name="First_20_Paragraph">Would you like to do a heatmap? Why?</text:p>
      <text:p text:style-name="Text_20_body">Which input data would you use for heatmap and Why? Should you use all genes or only a subset?</text:p>
      <text:h text:style-name="Heading_20_1" text:outline-level="1"><text:bookmark-start text:name="load-required-libraries"/>Load required libraries</text:h>
      <text:p text:style-name="P3"/>
      <text:p text:style-name="Source_20_Code"><text:span text:style-name="CommentTok"># Install required packages if not already installed</text:span><text:line-break/><text:span text:style-name="ControlFlowTok">if</text:span><text:span text:style-name="NormalTok"> (</text:span><text:span text:style-name="SpecialCharTok">!</text:span><text:span text:style-name="FunctionTok">requireNamespace</text:span><text:span text:style-name="NormalTok">(</text:span><text:span text:style-name="StringTok">"BiocManager"</text:span><text:span text:style-name="NormalTok">, </text:span><text:span text:style-name="AttributeTok">quietly =</text:span><text:span text:style-name="NormalTok"> </text:span><text:span text:style-name="ConstantTok">TRUE</text:span><text:span text:style-name="NormalTok">)) </text:span><text:span text:style-name="FunctionTok">install.packages</text:span><text:span text:style-name="NormalTok">(</text:span><text:span text:style-name="StringTok">"BiocManager"</text:span><text:span text:style-name="NormalTok">)</text:span><text:line-break/><text:span text:style-name="ControlFlowTok">if</text:span><text:span text:style-name="NormalTok"> (</text:span><text:span text:style-name="SpecialCharTok">!</text:span><text:span text:style-name="FunctionTok">requireNamespace</text:span><text:span text:style-name="NormalTok">(</text:span><text:span text:style-name="StringTok">"pheatmap"</text:span><text:span text:style-name="NormalTok">, </text:span><text:span text:style-name="AttributeTok">quietly =</text:span><text:span text:style-name="NormalTok"> </text:span><text:span text:style-name="ConstantTok">TRUE</text:span><text:span text:style-name="NormalTok">)) </text:span><text:span text:style-name="FunctionTok">install.packages</text:span><text:span text:style-name="NormalTok">(</text:span><text:span text:style-name="StringTok">"pheatmap"</text:span><text:span text:style-name="NormalTok">)</text:span><text:line-break/><text:span text:style-name="ControlFlowTok">if</text:span><text:span text:style-name="NormalTok"> (</text:span><text:span text:style-name="SpecialCharTok">!</text:span><text:span text:style-name="FunctionTok">requireNamespace</text:span><text:span text:style-name="NormalTok">(</text:span><text:span text:style-name="StringTok">"RColorBrewer"</text:span><text:span text:style-name="NormalTok">, </text:span><text:span text:style-name="AttributeTok">quietly =</text:span><text:span text:style-name="NormalTok"> </text:span><text:span text:style-name="ConstantTok">TRUE</text:span><text:span text:style-name="NormalTok">)) </text:span><text:span text:style-name="FunctionTok">install.packages</text:span><text:span text:style-name="NormalTok">(</text:span><text:span text:style-name="StringTok">"RColorBrewer"</text:span><text:span text:style-name="NormalTok">)</text:span><text:line-break/><text:line-break/><text:span text:style-name="CommentTok"># Load libraries</text:span><text:line-break/><text:span text:style-name="FunctionTok">library</text:span><text:span text:style-name="NormalTok">(pheatmap) <text:s text:c="5"/></text:span><text:span text:style-name="CommentTok"># for creating heatmaps</text:span><text:line-break/><text:span text:style-name="FunctionTok">library</text:span><text:span text:style-name="NormalTok">(RColorBrewer) <text:s/></text:span><text:span text:style-name="CommentTok"># for color palettes</text:span><text:line-break/><text:line-break/><text:span text:style-name="CommentTok"># Check your current directory</text:span><text:line-break/><text:span text:style-name="FunctionTok">getwd</text:span><text:span text:style-name="NormalTok">()</text:span></text:p>
      <text:p text:style-name="Source_20_Code"><text:span text:style-name="CommentTok"># Set your working directory</text:span><text:line-break/><text:span text:style-name="FunctionTok">setwd</text:span><text:span text:style-name="NormalTok">(</text:span><text:span text:style-name="StringTok">"J:/Dropbox/Prague/Teaching/Course genomics of speciation/2024-2025/RNA-Seq practical/Heatmap visualization"</text:span><text:span text:style-name="NormalTok">)</text:span></text:p>
      <text:h text:style-name="Heading_20_1" text:outline-level="1"><text:bookmark-start text:name="import-data"/><text:bookmark-end text:name="load-required-libraries"/>Import data</text:h>
      <text:p text:style-name="P3"/>
      <text:p text:style-name="P3"/>
      <text:p text:style-name="Source_20_Code"><text:span text:style-name="CommentTok"># Load e</text:span><text:bookmark text:name="_GoBack"/><text:span text:style-name="CommentTok">xpression data</text:span><text:line-break/><text:span text:style-name="NormalTok">tpm_matrix </text:span><text:span text:style-name="OtherTok">&lt;-</text:span><text:span text:style-name="NormalTok"> </text:span><text:span text:style-name="FunctionTok">read.csv</text:span><text:span text:style-name="NormalTok">(</text:span><text:span text:style-name="StringTok">"your_read_counts.csv"</text:span><text:span text:style-name="NormalTok">, </text:span><text:span text:style-name="AttributeTok">row.names =</text:span><text:span text:style-name="NormalTok"> </text:span><text:span text:style-name="DecValTok">1</text:span><text:span text:style-name="NormalTok">)</text:span></text:p>
      <text:p text:style-name="P2"><text:span text:style-name="CommentTok"># (Optional) Filter genes for better visualization — e.g., top variable genes</text:span><text:line-break/><text:span text:style-name="NormalTok">top_var_genes </text:span><text:span text:style-name="OtherTok">&lt;-</text:span><text:span text:style-name="NormalTok"> </text:span><text:span text:style-name="FunctionTok">apply</text:span><text:span text:style-name="NormalTok">(tpm_matrix, </text:span><text:span text:style-name="DecValTok">1</text:span><text:span text:style-name="NormalTok">, var)</text:span></text:p>
      <text:p text:style-name="P2"><text:span text:style-name="NormalTok">top_genes </text:span><text:span text:style-name="OtherTok">&lt;-</text:span><text:span text:style-name="NormalTok"> </text:span><text:span text:style-name="FunctionTok">names</text:span><text:span text:style-name="NormalTok">(</text:span><text:span text:style-name="FunctionTok">sort</text:span><text:span text:style-name="NormalTok">(top_var_genes, </text:span><text:span text:style-name="AttributeTok">decreasing =</text:span><text:span text:style-name="NormalTok"> </text:span><text:span text:style-name="ConstantTok">TRUE</text:span><text:span text:style-name="NormalTok">))[</text:span><text:span text:style-name="DecValTok">1</text:span><text:span text:style-name="SpecialCharTok">:</text:span><text:span text:style-name="DecValTok">50</text:span><text:span text:style-name="NormalTok">] <text:s/></text:span><text:span text:style-name="CommentTok"># top 50 variable genes</text:span></text:p>
      <text:p text:style-name="Source_20_Code"><text:span text:style-name="NormalTok">mat_log </text:span><text:span text:style-name="OtherTok">&lt;-</text:span><text:span text:style-name="NormalTok"> </text:span><text:span text:style-name="FunctionTok">log2</text:span><text:span text:style-name="NormalTok">(tpm_matrix[top_genes, ] </text:span><text:span text:style-name="SpecialCharTok">+</text:span><text:span text:style-name="NormalTok"> </text:span><text:span text:style-name="DecValTok">1</text:span><text:span text:style-name="NormalTok">) <text:s/></text:span><text:span text:style-name="CommentTok"># log-transform for better contrast</text:span></text:p>
      <text:h text:style-name="Heading_20_1" text:outline-level="1"><text:bookmark-start text:name="create-a-basic-heatmap"/><text:bookmark-end text:name="import-data"/><text:soft-page-break/>Create a basic Heatmap</text:h>
      <text:p text:style-name="P3"/>
      <text:p text:style-name="Source_20_Code"><text:span text:style-name="FunctionTok">pheatmap</text:span><text:span text:style-name="NormalTok">(mat_log,</text:span><text:line-break/><text:span text:style-name="NormalTok"> <text:s text:c="8"/></text:span><text:span text:style-name="AttributeTok">scale =</text:span><text:span text:style-name="NormalTok"> </text:span><text:span text:style-name="StringTok">"row"</text:span><text:span text:style-name="NormalTok">, <text:s text:c="20"/></text:span><text:span text:style-name="CommentTok"># normalize expression across each gene</text:span><text:line-break/><text:span text:style-name="NormalTok"> <text:s text:c="8"/></text:span><text:span text:style-name="AttributeTok">clustering_method =</text:span><text:span text:style-name="NormalTok"> </text:span><text:span text:style-name="StringTok">"ward.D2"</text:span><text:span text:style-name="NormalTok">, <text:s text:c="4"/></text:span><text:span text:style-name="CommentTok"># method for hierarchical clustering</text:span><text:line-break/><text:span text:style-name="NormalTok"> <text:s text:c="8"/></text:span><text:span text:style-name="AttributeTok">show_rownames =</text:span><text:span text:style-name="NormalTok"> </text:span><text:span text:style-name="ConstantTok">TRUE</text:span><text:span text:style-name="NormalTok">, <text:s text:c="13"/></text:span><text:span text:style-name="CommentTok"># show gene names</text:span><text:line-break/><text:span text:style-name="NormalTok"> <text:s text:c="8"/></text:span><text:span text:style-name="AttributeTok">show_colnames =</text:span><text:span text:style-name="NormalTok"> </text:span><text:span text:style-name="ConstantTok">TRUE</text:span><text:span text:style-name="NormalTok">, <text:s text:c="13"/></text:span><text:span text:style-name="CommentTok"># show sample names</text:span><text:line-break/><text:span text:style-name="NormalTok"> <text:s text:c="8"/></text:span><text:span text:style-name="AttributeTok">color =</text:span><text:span text:style-name="NormalTok"> </text:span><text:span text:style-name="FunctionTok">colorRampPalette</text:span><text:span text:style-name="NormalTok">(</text:span><text:span text:style-name="FunctionTok">rev</text:span><text:span text:style-name="NormalTok">(</text:span><text:span text:style-name="FunctionTok">brewer.pal</text:span><text:span text:style-name="NormalTok">(</text:span><text:span text:style-name="DecValTok">11</text:span><text:span text:style-name="NormalTok">, </text:span><text:span text:style-name="StringTok">"RdBu"</text:span><text:span text:style-name="NormalTok">)))(</text:span><text:span text:style-name="DecValTok">50</text:span><text:span text:style-name="NormalTok">),</text:span><text:line-break/><text:span text:style-name="NormalTok"> <text:s text:c="8"/></text:span><text:span text:style-name="AttributeTok">main =</text:span><text:span text:style-name="NormalTok"> </text:span><text:span text:style-name="StringTok">"Heatmap of Top Variable Genes"</text:span><text:span text:style-name="NormalTok">)</text:span></text:p>
      <text:h text:style-name="Heading_20_1" text:outline-level="1"><text:bookmark-start text:name="Xc6787fc14ef661d20cdd34288c68a6fe84d522b"/><text:bookmark-end text:name="create-a-basic-heatmap"/>(Optional) Add column annotations by grouping onto the Heatmap</text:h>
      <text:p text:style-name="P3"/>
      <text:p text:style-name="First_20_Paragraph">Again, ‘grouping’ column in the metadata represents the experimental condition you want to use to check if samples show similar expression profile or not.</text:p>
      <text:p text:style-name="P3"/>
      <text:p text:style-name="Source_20_Code"><text:span text:style-name="CommentTok"># Load sample metadata</text:span><text:line-break/><text:span text:style-name="NormalTok">metadata_subset </text:span><text:span text:style-name="OtherTok">&lt;-</text:span><text:span text:style-name="NormalTok"> </text:span><text:span text:style-name="FunctionTok">read.csv</text:span><text:span text:style-name="NormalTok">(</text:span><text:span text:style-name="StringTok">"your_sample_metadata.csv"</text:span><text:span text:style-name="NormalTok">, </text:span><text:span text:style-name="AttributeTok">row.names =</text:span><text:span text:style-name="NormalTok"> </text:span><text:span text:style-name="DecValTok">1</text:span><text:span text:style-name="NormalTok">)</text:span></text:p>
      <text:p text:style-name="P2"><text:span text:style-name="CommentTok"># Create annotation data frame for column coloring</text:span><text:line-break/><text:span text:style-name="NormalTok">annotation_df </text:span><text:span text:style-name="OtherTok">&lt;-</text:span><text:span text:style-name="NormalTok"> </text:span><text:span text:style-name="FunctionTok">data.frame</text:span><text:span text:style-name="NormalTok">(</text:span><text:span text:style-name="AttributeTok">grouping =</text:span><text:span text:style-name="NormalTok"> metadata_subset</text:span><text:span text:style-name="SpecialCharTok">$</text:span><text:span text:style-name="NormalTok">grouping)</text:span></text:p>
      <text:p text:style-name="Source_20_Code"><text:span text:style-name="FunctionTok">rownames</text:span><text:span text:style-name="NormalTok">(annotation_df) </text:span><text:span text:style-name="OtherTok">&lt;-</text:span><text:span text:style-name="NormalTok"> </text:span><text:span text:style-name="FunctionTok">rownames</text:span><text:span text:style-name="NormalTok">(metadata_subset) <text:s/></text:span><text:span text:style-name="CommentTok"># sample IDs should match column names in mat_log</text:span></text:p>
      <text:p text:style-name="Source_20_Code"><text:span text:style-name="CommentTok"># Heatmap with sample annotations</text:span><text:line-break/><text:span text:style-name="FunctionTok">pheatmap</text:span><text:span text:style-name="NormalTok">(mat_log,</text:span><text:line-break/><text:span text:style-name="NormalTok"> <text:s text:c="8"/></text:span><text:span text:style-name="AttributeTok">scale =</text:span><text:span text:style-name="NormalTok"> </text:span><text:span text:style-name="StringTok">"row"</text:span><text:span text:style-name="NormalTok">,</text:span><text:line-break/><text:span text:style-name="NormalTok"> <text:s text:c="8"/></text:span><text:span text:style-name="AttributeTok">annotation_col =</text:span><text:span text:style-name="NormalTok"> annotation_df,</text:span><text:line-break/><text:span text:style-name="NormalTok"> <text:s text:c="8"/></text:span><text:span text:style-name="AttributeTok">clustering_method =</text:span><text:span text:style-name="NormalTok"> </text:span><text:span text:style-name="StringTok">"ward.D2"</text:span><text:span text:style-name="NormalTok">,</text:span><text:line-break/><text:span text:style-name="NormalTok"> <text:s text:c="8"/></text:span><text:span text:style-name="AttributeTok">show_rownames =</text:span><text:span text:style-name="NormalTok"> </text:span><text:span text:style-name="ConstantTok">TRUE</text:span><text:span text:style-name="NormalTok">,</text:span><text:line-break/><text:span text:style-name="NormalTok"> <text:s text:c="8"/></text:span><text:span text:style-name="AttributeTok">show_colnames =</text:span><text:span text:style-name="NormalTok"> </text:span><text:span text:style-name="ConstantTok">TRUE</text:span><text:span text:style-name="NormalTok">,</text:span><text:line-break/><text:span text:style-name="NormalTok"> <text:s text:c="8"/></text:span><text:span text:style-name="AttributeTok">color =</text:span><text:span text:style-name="NormalTok"> </text:span><text:span text:style-name="FunctionTok">colorRampPalette</text:span><text:span text:style-name="NormalTok">(</text:span><text:span text:style-name="FunctionTok">rev</text:span><text:span text:style-name="NormalTok">(</text:span><text:span text:style-name="FunctionTok">brewer.pal</text:span><text:span text:style-name="NormalTok">(</text:span><text:span text:style-name="DecValTok">11</text:span><text:span text:style-name="NormalTok">, </text:span><text:span text:style-name="StringTok">"RdBu"</text:span><text:span text:style-name="NormalTok">)))(</text:span><text:span text:style-name="DecValTok">50</text:span><text:span text:style-name="NormalTok">),</text:span><text:line-break/><text:span text:style-name="NormalTok"> <text:s text:c="8"/></text:span><text:span text:style-name="AttributeTok">main =</text:span><text:span text:style-name="NormalTok"> </text:span><text:span text:style-name="StringTok">"Heatmap with grouping annotation"</text:span><text:span text:style-name="NormalTok">)</text:span></text:p>
      <text:p text:style-name="P1"/>
      <text:p text:style-name="First_20_Paragraph">Do you observe any noticeable differences in gene expression patterns between sample groupings?<text:bookmark-end text:name="Xc6787fc14ef661d20cdd34288c68a6fe84d522b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caption" style:family="paragraph" style:parent-style-name="Standard" loext:linked-style-name="Caption_20_Char">
      <style:paragraph-properties fo:margin-top="0in" fo:margin-bottom="0.0835in" style:contextual-spacing="false"/>
      <style:text-properties fo:font-style="italic" style:font-style-asian="italic"/>
    </style:style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loext:graphic-properties draw:fill="solid" draw:fill-color="#f8f8f8"/>
      <style:paragraph-properties fo:background-color="#f8f8f8"/>
    </style:style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 loext:linked-style-name="caption"/>
    <style:style style:name="Verbatim_20_Char" style:display-name="Verbatim Char" style:family="text" style:parent-style-name="Caption_20_Char" loext:linked-style-name="Source_20_Code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Caption_20_Char"/>
    <style:style style:name="Footnote_20_Symbol" style:display-name="Footnote Symbol" style:family="text" style:parent-style-name="Caption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Caption_20_Char">
      <style:text-properties fo:color="#4f81bd" loext:opacity="100%"/>
    </style:style>
    <style:style style:name="KeywordTok" style:family="text" style:parent-style-name="Verbatim_20_Char">
      <style:text-properties fo:color="#204a87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DataTypeTok" style:family="text" style:parent-style-name="Verbatim_20_Char">
      <style:text-properties fo:color="#204a87" loext:opacity="100%" style:font-name="Consolas" fo:font-family="Consolas" style:font-family-generic="roman" style:font-pitch="variable" fo:font-size="11pt" fo:background-color="#f8f8f8" style:font-size-asian="11pt"/>
    </style:style>
    <style:style style:name="DecValTok" style:family="text" style:parent-style-name="Verbatim_20_Char">
      <style:text-properties fo:color="#0000cf" loext:opacity="100%" style:font-name="Consolas" fo:font-family="Consolas" style:font-family-generic="roman" style:font-pitch="variable" fo:font-size="11pt" fo:background-color="#f8f8f8" style:font-size-asian="11pt"/>
    </style:style>
    <style:style style:name="BaseNTok" style:family="text" style:parent-style-name="Verbatim_20_Char">
      <style:text-properties fo:color="#0000cf" loext:opacity="100%" style:font-name="Consolas" fo:font-family="Consolas" style:font-family-generic="roman" style:font-pitch="variable" fo:font-size="11pt" fo:background-color="#f8f8f8" style:font-size-asian="11pt"/>
    </style:style>
    <style:style style:name="FloatTok" style:family="text" style:parent-style-name="Verbatim_20_Char">
      <style:text-properties fo:color="#0000cf" loext:opacity="100%" style:font-name="Consolas" fo:font-family="Consolas" style:font-family-generic="roman" style:font-pitch="variable" fo:font-size="11pt" fo:background-color="#f8f8f8" style:font-size-asian="11pt"/>
    </style:style>
    <style:style style:name="ConstantTok" style:family="text" style:parent-style-name="Verbatim_20_Char">
      <style:text-properties fo:color="#8f5902" loext:opacity="100%" style:font-name="Consolas" fo:font-family="Consolas" style:font-family-generic="roman" style:font-pitch="variable" fo:font-size="11pt" fo:background-color="#f8f8f8" style:font-size-asian="11pt"/>
    </style:style>
    <style:style style:name="Char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SpecialCharTok" style:family="text" style:parent-style-name="Verbatim_20_Char">
      <style:text-properties fo:color="#ce5c00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String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VerbatimString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SpecialStringTok" style:family="text" style:parent-style-name="Verbatim_20_Char">
      <style:text-properties fo:color="#4e9a06" loext:opacity="100%" style:font-name="Consolas" fo:font-family="Consolas" style:font-family-generic="roman" style:font-pitch="variable" fo:font-size="11pt" fo:background-color="#f8f8f8" style:font-size-asian="11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Comment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Documentation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Annotation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CommentVar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OtherTok" style:family="text" style:parent-style-name="Verbatim_20_Char">
      <style:text-properties fo:color="#8f5902" loext:opacity="100%" style:font-name="Consolas" fo:font-family="Consolas" style:font-family-generic="roman" style:font-pitch="variable" fo:font-size="11pt" fo:background-color="#f8f8f8" style:font-size-asian="11pt"/>
    </style:style>
    <style:style style:name="FunctionTok" style:family="text" style:parent-style-name="Verbatim_20_Char">
      <style:text-properties fo:color="#204a87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VariableTok" style:family="text" style:parent-style-name="Verbatim_20_Char">
      <style:text-properties fo:color="#000000" loext:opacity="100%" style:font-name="Consolas" fo:font-family="Consolas" style:font-family-generic="roman" style:font-pitch="variable" fo:font-size="11pt" fo:background-color="#f8f8f8" style:font-size-asian="11pt"/>
    </style:style>
    <style:style style:name="ControlFlowTok" style:family="text" style:parent-style-name="Verbatim_20_Char">
      <style:text-properties fo:color="#204a87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OperatorTok" style:family="text" style:parent-style-name="Verbatim_20_Char">
      <style:text-properties fo:color="#ce5c00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Preprocessor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background-color="#f8f8f8" style:font-size-asian="11pt" style:font-style-asian="italic"/>
    </style:style>
    <style:style style:name="AttributeTok" style:family="text" style:parent-style-name="Verbatim_20_Char">
      <style:text-properties fo:color="#204a87" loext:opacity="100%" style:font-name="Consolas" fo:font-family="Consolas" style:font-family-generic="roman" style:font-pitch="variable" fo:font-size="11pt" fo:background-color="#f8f8f8" style:font-size-asian="11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Information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WarningTok" style:family="text" style:parent-style-name="Verbatim_20_Char">
      <style:text-properties fo:color="#8f5902" loext:opacity="100%" style:font-name="Consolas" fo:font-family="Consolas" style:font-family-generic="roman" style:font-pitch="variable" fo:font-size="11pt" fo:font-style="italic" fo:font-weight="bold" fo:background-color="#f8f8f8" style:font-size-asian="11pt" style:font-style-asian="italic" style:font-weight-asian="bold"/>
    </style:style>
    <style:style style:name="AlertTok" style:family="text" style:parent-style-name="Verbatim_20_Char">
      <style:text-properties fo:color="#ef2929" loext:opacity="100%" style:font-name="Consolas" fo:font-family="Consolas" style:font-family-generic="roman" style:font-pitch="variable" fo:font-size="11pt" fo:background-color="#f8f8f8" style:font-size-asian="11pt"/>
    </style:style>
    <style:style style:name="ErrorTok" style:family="text" style:parent-style-name="Verbatim_20_Char">
      <style:text-properties fo:color="#a40000" loext:opacity="100%" style:font-name="Consolas" fo:font-family="Consolas" style:font-family-generic="roman" style:font-pitch="variable" fo:font-size="11pt" fo:font-weight="bold" fo:background-color="#f8f8f8" style:font-size-asian="11pt" style:font-weight-asian="bold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1pt" fo:background-color="#f8f8f8" style:font-size-asian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229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eatmap Visualization sheet</dc:title>
    <dc:creator>Clement</dc:creator>
    <meta:editing-cycles>4</meta:editing-cycles>
    <meta:creation-date>2025-03-27T20:31:00</meta:creation-date>
    <dc:date>2025-03-28T10:23:00</dc:date>
    <meta:editing-duration>PT10M</meta:editing-duration>
    <meta:generator>LibreOffice/7.3.7.2$Linux_X86_64 LibreOffice_project/30$Build-2</meta:generator>
    <meta:document-statistic meta:table-count="0" meta:image-count="0" meta:object-count="0" meta:page-count="2" meta:paragraph-count="21" meta:word-count="299" meta:character-count="2581" meta:non-whitespace-character-count="2124"/>
    <meta:user-defined meta:name="AppVersion">16.0000</meta:user-defined>
    <meta:user-defined meta:name="date">2025-03-25</meta:user-defined>
    <meta:user-defined meta:name="output">word_document</meta:user-defined>
    <meta:template xlink:type="simple" xlink:actuate="onRequest" xlink:title="Normal.dotm" xlink:href=""/>
  </office:meta>
</office:document-meta>
</file>